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FallbackJCacheOperationSource.getCacheOperation( Method method , @ Nullable Class &lt; ? &gt; targetClas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AbstractFallbackJCacheOperationSource.allowPublicMethods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allbackJCacheOperationSource.computeCacheOperation( Method method , @ Nullable Class &lt; ? &gt; targetClas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